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Symmetric_20_Arrow" draw:marker-end="Symmetric_20_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71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2.5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26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145cm"/>
    </style:style>
    <style:style style:name="gr12" style:family="graphic" style:parent-style-name="standard">
      <style:graphic-properties draw:stroke="none" svg:stroke-color="#000000" draw:fill="none" draw:fill-color="#ffffff" fo:min-height="0.501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87cm"/>
    </style:style>
    <style:style style:name="gr15" style:family="graphic" style:parent-style-name="standard">
      <style:graphic-properties draw:stroke="none" svg:stroke-color="#000000" draw:fill="none" draw:fill-color="#ffffff" fo:min-height="1.537cm"/>
    </style:style>
    <style:style style:name="gr16" style:family="graphic" style:parent-style-name="standard">
      <style:graphic-properties draw:stroke="none" svg:stroke-color="#000000" draw:fill="none" draw:fill-color="#ffffff" fo:min-height="1.002cm"/>
    </style:style>
    <style:style style:name="gr17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167cm" svg:height="3.632cm" svg:x="8.072cm" svg:y="1.973cm">
          <text:p text:style-name="P1">JSON</text:p>
          <text:p text:style-name="P1">{</text:p>
          <text:p text:style-name="P1">&lt;&lt;key&gt;&gt;:&lt;&lt;value&gt;&gt;,</text:p>
          <text:p text:style-name="P1">&lt;&lt;children&gt;&gt;:&lt;&lt;[&lt;&lt;fn&gt;&gt;:&lt;&lt;Ivan&gt;&gt;]&gt;&gt;</text:p>
          <text:p text:style-name="P1">}</text:p>
        </draw:rect>
        <draw:custom-shape draw:style-name="gr2" draw:text-style-name="P1" draw:layer="layout" svg:width="1.512cm" svg:height="1.569cm" svg:x="2.256cm" svg:y="3.2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3.857cm" svg:y1="3.991cm" svg:x2="7.983cm" svg:y2="4.036cm">
          <text:p/>
        </draw:line>
        <draw:custom-shape draw:style-name="gr2" draw:text-style-name="P1" draw:layer="layout" svg:width="1.525cm" svg:height="1.479cm" svg:x="24.979cm" svg:y="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19.239cm" svg:y1="3.946cm" svg:x2="24.889cm" svg:y2="3.991cm">
          <text:p/>
        </draw:line>
        <draw:frame draw:style-name="gr4" draw:layer="layout" svg:width="3.139cm" svg:height="1.121cm" svg:x="1.749cm" svg:y="2.107cm">
          <draw:text-box>
            <text:p>client</text:p>
          </draw:text-box>
        </draw:frame>
        <draw:frame draw:style-name="gr5" draw:layer="layout" svg:width="4.036cm" svg:height="1.3cm" svg:x="24.664cm" svg:y="2.107cm">
          <draw:text-box>
            <text:p>server</text:p>
          </draw:text-box>
        </draw:frame>
        <draw:frame draw:style-name="gr6" draw:layer="layout" svg:width="2.556cm" svg:height="2.78cm" svg:x="20.719cm" svg:y="2.825cm">
          <draw:text-box>
            <text:p>http</text:p>
            <text:p/>
            <text:p/>
          </draw:text-box>
        </draw:frame>
      </draw:page>
      <draw:page draw:name="page2" draw:style-name="dp1" draw:master-page-name="Default">
        <draw:rect draw:style-name="gr1" draw:text-style-name="P1" draw:layer="layout" svg:width="2.397cm" svg:height="2.063cm" svg:x="1cm" svg:y="3.004cm">
          <text:p text:style-name="P1">Client</text:p>
        </draw:rect>
        <draw:rect draw:style-name="gr7" draw:text-style-name="P1" draw:layer="layout" svg:width="0.403cm" svg:height="14.933cm" svg:x="1.771cm" svg:y="5.067cm">
          <text:p/>
        </draw:rect>
        <draw:rect draw:style-name="gr1" draw:text-style-name="P1" draw:layer="layout" svg:width="2.356cm" svg:height="2.108cm" svg:x="6.046cm" svg:y="3.04cm">
          <text:p text:style-name="P1">App1</text:p>
        </draw:rect>
        <draw:rect draw:style-name="gr7" draw:text-style-name="P1" draw:layer="layout" svg:width="0.404cm" svg:height="14.888cm" svg:x="6.945cm" svg:y="5.112cm">
          <text:p/>
        </draw:rect>
        <draw:rect draw:style-name="gr1" draw:text-style-name="P1" draw:layer="layout" svg:width="2.33cm" svg:height="2.511cm" svg:x="9.755cm" svg:y="4.449cm">
          <text:p text:style-name="P1">Rest</text:p>
        </draw:rect>
        <draw:line draw:style-name="gr8" draw:text-style-name="P1" draw:layer="layout" svg:x1="2.066cm" svg:y1="6.134cm" svg:x2="6.936cm" svg:y2="6.043cm">
          <text:p/>
        </draw:line>
        <draw:line draw:style-name="gr8" draw:text-style-name="P1" draw:layer="layout" svg:x1="8.31cm" svg:y1="4.745cm" svg:x2="9.745cm" svg:y2="4.789cm">
          <text:p/>
        </draw:line>
        <draw:rect draw:style-name="gr7" draw:text-style-name="P1" draw:layer="layout" svg:width="0.493cm" svg:height="13.005cm" svg:x="10.743cm" svg:y="6.995cm">
          <text:p/>
        </draw:rect>
        <draw:line draw:style-name="gr8" draw:text-style-name="P1" draw:layer="layout" svg:x1="7.394cm" svg:y1="7.956cm" svg:x2="10.762cm" svg:y2="7.938cm">
          <text:p/>
        </draw:line>
        <draw:rect draw:style-name="gr1" draw:text-style-name="P1" draw:layer="layout" svg:width="3.812cm" svg:height="1.214cm" svg:x="13.079cm" svg:y="6.009cm">
          <text:p text:style-name="P1">ru.rest.App</text:p>
        </draw:rect>
        <draw:rect draw:style-name="gr1" draw:text-style-name="P1" draw:layer="layout" svg:width="10.225cm" svg:height="1.197cm" svg:x="10.119cm" svg:y="1cm">
          <text:p text:style-name="P1">javax.ws.rs.core.Application</text:p>
        </draw:rect>
        <draw:line draw:style-name="gr8" draw:text-style-name="P1" draw:layer="layout" svg:x1="14.918cm" svg:y1="6.035cm" svg:x2="14.918cm" svg:y2="2.268cm">
          <text:p/>
        </draw:line>
        <draw:rect draw:style-name="gr7" draw:text-style-name="P1" draw:layer="layout" svg:width="0.538cm" svg:height="4.814cm" svg:x="14.506cm" svg:y="7.258cm">
          <text:p/>
        </draw:rect>
        <draw:line draw:style-name="gr8" draw:text-style-name="P1" draw:layer="layout" svg:x1="11.308cm" svg:y1="8.638cm" svg:x2="14.588cm" svg:y2="8.652cm">
          <text:p/>
        </draw:line>
        <draw:frame draw:style-name="gr9" draw:layer="layout" svg:width="5.337cm" svg:height="1.076cm" svg:x="11.317cm" svg:y="7.689cm">
          <draw:text-box>
            <text:p>/controller</text:p>
          </draw:text-box>
        </draw:frame>
        <draw:custom-shape draw:style-name="gr10" draw:text-style-name="P1" draw:layer="layout" svg:width="1.74cm" svg:height="4.54cm" svg:x="27.96cm" svg:y="7.974cm">
          <text:p text:style-name="P1">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layer="layout" svg:width="4.469cm" svg:height="1.395cm" svg:x="2.467cm" svg:y="5.327cm">
          <draw:text-box>
            <text:p>/RestService</text:p>
          </draw:text-box>
        </draw:frame>
        <draw:line draw:style-name="gr8" draw:text-style-name="P1" draw:layer="layout" svg:x1="14.516cm" svg:y1="12.085cm" svg:x2="2.145cm" svg:y2="11.942cm">
          <text:p/>
        </draw:line>
        <draw:rect draw:style-name="gr1" draw:text-style-name="P1" draw:layer="layout" svg:width="3.11cm" svg:height="1.109cm" svg:x="17.448cm" svg:y="6.472cm">
          <text:p text:style-name="P1">Phones</text:p>
        </draw:rect>
        <draw:rect draw:style-name="gr1" draw:text-style-name="P1" draw:layer="layout" svg:width="2.109cm" svg:height="1.144cm" svg:x="18.915cm" svg:y="10.084cm">
          <text:p text:style-name="P1">info()</text:p>
        </draw:rect>
        <draw:line draw:style-name="gr8" draw:text-style-name="P1" draw:layer="layout" svg:x1="15.053cm" svg:y1="9.654cm" svg:x2="18.7cm" svg:y2="9.654cm">
          <text:p/>
        </draw:line>
        <draw:line draw:style-name="gr8" draw:text-style-name="P1" draw:layer="layout" svg:x1="18.592cm" svg:y1="11.656cm" svg:x2="15.017cm" svg:y2="11.621cm">
          <text:p/>
        </draw:line>
        <draw:frame draw:style-name="gr12" draw:layer="layout" svg:width="3.933cm" svg:height="0.963cm" svg:x="15.588cm" svg:y="7.76cm">
          <draw:text-box>
            <text:p>/phones</text:p>
          </draw:text-box>
        </draw:frame>
        <draw:rect draw:style-name="gr7" draw:text-style-name="P1" draw:layer="layout" svg:width="0.251cm" svg:height="6.579cm" svg:x="18.664cm" svg:y="7.58cm">
          <text:p/>
        </draw:rect>
        <draw:path draw:style-name="gr13" draw:text-style-name="P1" draw:layer="layout" svg:width="1.581cm" svg:height="2.072cm" svg:x="20.38cm" svg:y="9.62cm" svg:viewBox="0 0 1582 2073" svg:d="M36 500c262-256 827-854 1144-215 170 344 456 675 393 1109-75 519-575 614-965 679l-393-36-215-393">
          <text:p/>
        </draw:path>
        <draw:line draw:style-name="gr8" draw:text-style-name="P1" draw:layer="layout" svg:x1="20.631cm" svg:y1="11.763cm" svg:x2="20.38cm" svg:y2="11.334cm">
          <text:p/>
        </draw:line>
        <draw:frame draw:style-name="gr14" draw:layer="layout" svg:width="2.896cm" svg:height="1.037cm" svg:x="21.381cm" svg:y="8.939cm">
          <draw:text-box>
            <text:p>/info</text:p>
          </draw:text-box>
        </draw:frame>
        <draw:frame draw:style-name="gr15" draw:layer="layout" svg:width="3.361cm" svg:height="1.787cm" svg:x="3.361cm" svg:y="10.87cm">
          <draw:text-box>
            <text:p>json</text:p>
          </draw:text-box>
        </draw:frame>
        <draw:line draw:style-name="gr8" draw:text-style-name="P1" draw:layer="layout" svg:x1="22.025cm" svg:y1="10.727cm" svg:x2="27.96cm" svg:y2="10.727cm">
          <text:p/>
        </draw:line>
      </draw:page>
      <draw:page draw:name="page3" draw:style-name="dp1" draw:master-page-name="Default">
        <draw:custom-shape draw:style-name="gr10" draw:text-style-name="P1" draw:layer="layout" svg:width="3.897cm" svg:height="4.72cm" svg:x="22.99cm" svg:y="0cm">
          <text:p text:style-name="P1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3.432cm" svg:height="1.395cm" svg:x="23.205cm" svg:y="4.184cm">
          <text:p text:style-name="P1">emp</text:p>
        </draw:rect>
        <draw:rect draw:style-name="gr7" draw:text-style-name="P1" draw:layer="layout" svg:width="7.937cm" svg:height="12.943cm" svg:x="12.014cm" svg:y="2.968cm">
          <text:p/>
        </draw:rect>
        <draw:rect draw:style-name="gr1" draw:text-style-name="P1" draw:layer="layout" svg:width="4.576cm" svg:height="1.895cm" svg:x="13.766cm" svg:y="3.826cm">
          <text:p text:style-name="P1">DML EMP Sal</text:p>
        </draw:rect>
        <draw:line draw:style-name="gr13" draw:text-style-name="P1" draw:layer="layout" svg:x1="12.371cm" svg:y1="3.29cm" svg:x2="12.443cm" svg:y2="14.552cm">
          <text:p/>
        </draw:line>
        <draw:custom-shape draw:style-name="gr2" draw:text-style-name="P1" draw:layer="layout" svg:width="1.431cm" svg:height="1.644cm" svg:x="1cm" svg:y="6.3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2.467cm" svg:y1="6.829cm" svg:x2="12.443cm" svg:y2="6.937cm">
          <text:p/>
        </draw:line>
        <draw:line draw:style-name="gr8" draw:text-style-name="P1" draw:layer="layout" svg:x1="12.407cm" svg:y1="4.648cm" svg:x2="13.837cm" svg:y2="4.648cm">
          <text:p/>
        </draw:line>
        <draw:line draw:style-name="gr8" draw:text-style-name="P1" draw:layer="layout" svg:x1="18.342cm" svg:y1="4.97cm" svg:x2="23.384cm" svg:y2="4.97cm">
          <text:p/>
        </draw:line>
        <draw:custom-shape draw:style-name="gr10" draw:text-style-name="P1" draw:layer="layout" svg:width="4.004cm" svg:height="4.969cm" svg:x="23.026cm" svg:y="10.012cm">
          <text:p text:style-name="P1">orac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1" draw:layer="layout" svg:width="3.683cm" svg:height="1.394cm" svg:x="23.24cm" svg:y="14.195cm">
          <text:p text:style-name="P1">emp</text:p>
        </draw:rect>
        <draw:frame draw:style-name="gr16" draw:layer="layout" svg:width="2.324cm" svg:height="1.252cm" svg:x="24.886cm" svg:y="5.184cm">
          <draw:text-box>
            <text:p>sal</text:p>
          </draw:text-box>
        </draw:frame>
        <draw:frame draw:style-name="gr17" draw:layer="layout" svg:width="3.004cm" svg:height="1.675cm" svg:x="25.171cm" svg:y="15.088cm">
          <draw:text-box>
            <text:p>sal</text:p>
          </draw:text-box>
        </draw:frame>
        <draw:rect draw:style-name="gr1" draw:text-style-name="P1" draw:layer="layout" svg:width="3.862cm" svg:height="2.538cm" svg:x="23.061cm" svg:y="6.615cm">
          <text:p text:style-name="P1">JMS</text:p>
        </draw:rect>
        <draw:rect draw:style-name="gr1" draw:text-style-name="P1" draw:layer="layout" svg:width="4.576cm" svg:height="1.895cm" svg:x="13.73cm" svg:y="6.758cm">
          <text:p text:style-name="P1">Add Message</text:p>
        </draw:rect>
        <draw:line draw:style-name="gr8" draw:text-style-name="P1" draw:layer="layout" svg:x1="15.661cm" svg:y1="5.721cm" svg:x2="15.696cm" svg:y2="6.829cm">
          <text:p/>
        </draw:line>
        <draw:line draw:style-name="gr8" draw:text-style-name="P1" draw:layer="layout" svg:x1="18.271cm" svg:y1="7.688cm" svg:x2="23.062cm" svg:y2="7.759cm">
          <text:p/>
        </draw:line>
        <draw:line draw:style-name="gr8" draw:text-style-name="P1" draw:layer="layout" svg:x1="13.73cm" svg:y1="7.831cm" svg:x2="2.36cm" svg:y2="7.759cm">
          <text:p/>
        </draw:line>
        <draw:rect draw:style-name="gr1" draw:text-style-name="P1" draw:layer="layout" svg:width="3.683cm" svg:height="1.717cm" svg:x="13.801cm" svg:y="9.761cm">
          <text:p text:style-name="P1">DML</text:p>
        </draw:rect>
        <draw:line draw:style-name="gr8" draw:text-style-name="P1" draw:layer="layout" svg:x1="23.348cm" svg:y1="8.617cm" svg:x2="16.876cm" svg:y2="10.298cm">
          <text:p/>
        </draw:line>
        <draw:line draw:style-name="gr8" draw:text-style-name="P1" draw:layer="layout" svg:x1="17.269cm" svg:y1="11.191cm" svg:x2="23.169cm" svg:y2="11.263cm">
          <text:p/>
        </draw:line>
        <draw:rect draw:style-name="gr1" draw:text-style-name="P1" draw:layer="layout" svg:width="3.611cm" svg:height="1.573cm" svg:x="13.801cm" svg:y="12.586cm">
          <text:p text:style-name="P1">send mail</text:p>
        </draw:rect>
        <draw:line draw:style-name="gr8" draw:text-style-name="P1" draw:layer="layout" svg:x1="15.553cm" svg:y1="11.513cm" svg:x2="15.553cm" svg:y2="12.622cm">
          <text:p/>
        </draw:line>
        <draw:line draw:style-name="gr8" draw:text-style-name="P1" draw:layer="layout" svg:x1="13.766cm" svg:y1="13.408cm" svg:x2="7.973cm" svg:y2="13.408cm">
          <text:p/>
        </draw:line>
        <draw:path draw:style-name="gr13" draw:text-style-name="P1" draw:layer="layout" svg:width="4.762cm" svg:height="4.898cm" svg:x="3.52cm" svg:y="11.341cm" svg:viewBox="0 0 4763 4899" svg:d="M4346 2210c223-330 500-717 393-1144-115-465-608-599-1001-715-376-111-723-451-1144-322-488 150-765 585-1180 858-393 259-854 350-1180 715-303 339-251 766-178 1145 94 485 615 757 965 1108 361 362 715 677 1144 930 349 206 816 102 1216-72 554-241 521-777 679-1216 152-422 469-756 501-1215l-36-25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8H12M16S</meta:editing-duration>
    <meta:editing-cycles>3</meta:editing-cycles>
    <meta:generator>OpenOffice/4.1.7$Win32 OpenOffice.org_project/417m1$Build-9800</meta:generator>
    <dc:date>2020-05-25T21:40:08.70</dc:date>
    <dc:creator>Gafur Hayytbayev</dc:creator>
    <meta:document-statistic meta:object-count="62"/>
  </office:meta>
</office:document-meta>
</file>